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a79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-0.475cm" fo:margin-right="0.792cm" fo:text-align="center" fo:text-indent="0.475cm"/>
      <style:text-properties fo:font-size="10pt" style:font-size-asian="10pt" style:font-size-complex="10pt"/>
    </style:style>
    <style:style style:name="P2" style:family="paragraph">
      <style:paragraph-properties fo:margin-left="-0.475cm" fo:margin-right="0.792cm" fo:text-align="center" fo:text-indent="0.475cm"/>
    </style:style>
    <style:style style:name="P3" style:family="paragraph">
      <style:paragraph-properties fo:margin-left="-0.475cm" fo:margin-right="0.792cm" fo:text-align="center" fo:text-indent="0.475cm"/>
      <style:text-properties fo:font-size="8pt" style:font-size-asian="8pt" style:font-size-complex="8pt"/>
    </style:style>
    <style:style style:name="P4" style:family="paragraph">
      <style:paragraph-properties fo:margin-left="-0.475cm" fo:margin-right="0.792cm" fo:text-align="center" fo:text-indent="0.475cm"/>
      <style:text-properties fo:font-size="7pt" style:font-size-asian="7pt" style:font-size-complex="7pt"/>
    </style:style>
    <style:style style:name="P5" style:family="paragraph">
      <style:paragraph-properties fo:margin-left="-0.475cm" fo:margin-right="0.792cm" fo:text-indent="0.475cm"/>
      <style:text-properties fo:color="#aea79f"/>
    </style:style>
    <style:style style:name="P6" style:family="paragraph">
      <style:paragraph-properties fo:margin-left="-0.475cm" fo:margin-right="0.792cm" fo:text-indent="0.475cm"/>
      <style:text-properties fo:color="#aea79f" fo:font-size="10pt" style:font-size-asian="10pt" style:font-size-complex="10pt"/>
    </style:style>
    <style:style style:name="P7" style:family="paragraph">
      <style:paragraph-properties fo:margin-left="-0.475cm" fo:margin-right="0.792cm" fo:text-indent="0.475cm"/>
      <style:text-properties fo:color="#669900"/>
    </style:style>
    <style:style style:name="P8" style:family="paragraph">
      <style:paragraph-properties fo:margin-left="-0.475cm" fo:margin-right="0.792cm" fo:text-indent="0.475cm"/>
      <style:text-properties fo:color="#669900" fo:font-size="10.5pt" style:font-size-asian="10.5pt" style:font-size-complex="10.5pt"/>
    </style:style>
    <style:style style:name="P9" style:family="paragraph">
      <style:paragraph-properties fo:margin-left="-0.475cm" fo:margin-right="0.792cm" fo:text-indent="0.475cm"/>
      <style:text-properties fo:color="#ffcc00"/>
    </style:style>
    <style:style style:name="P10" style:family="paragraph">
      <style:paragraph-properties fo:margin-left="-0.475cm" fo:margin-right="0.792cm" fo:text-indent="0.475cm"/>
      <style:text-properties fo:color="#ffcc00" fo:font-size="10.5pt" style:font-size-asian="10.5pt" style:font-size-complex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color="#aea79f" style:font-name="Liberation Sans1" fo:font-size="10pt" style:font-name-asian="Liberation Sans1" style:font-size-asian="10pt" style:font-name-complex="Liberation Sans1" style:font-size-complex="10pt"/>
    </style:style>
    <style:style style:name="T6" style:family="text">
      <style:text-properties fo:color="#aea79f" style:text-position="-33% 58%" style:font-name="Liberation Sans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669900" style:font-name="Liberation Sans1" fo:font-size="10.5pt" style:font-name-asian="Liberation Sans1" style:font-size-asian="10.5pt" style:font-name-complex="Liberation Sans1" style:font-size-complex="10.5pt"/>
    </style:style>
    <style:style style:name="T8" style:family="text">
      <style:text-properties fo:color="#669900" style:text-position="-33% 58%" style:font-name="Liberation Sans" fo:font-size="10.5pt" style:font-name-asian="Liberation Sans1" style:font-size-asian="10.5pt" style:font-name-complex="Liberation Sans1" style:font-size-complex="10.5pt"/>
    </style:style>
    <style:style style:name="T9" style:family="text">
      <style:text-properties fo:color="#ffcc00" style:font-name="Liberation Sans1" fo:font-size="10.5pt" style:font-name-asian="Liberation Sans1" style:font-size-asian="10.5pt" style:font-name-complex="Liberation Sans1" style:font-size-complex="10.5pt"/>
    </style:style>
    <style:style style:name="T10" style:family="text">
      <style:text-properties fo:color="#ffcc00" style:text-position="-33% 58%" style:font-name="Liberation Sans" fo:font-size="10.5pt" style:font-name-asian="Liberation Sans1" style:font-size-asian="10.5pt" style:font-name-complex="Liberation Sans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016cm" svg:height="1.016cm" svg:x="1.062cm" svg:y="2.778cm">
          <text:p text:style-name="P1"><text:span text:style-name="T1"><text:s text:c="10"/></text:span><text:span text:style-name="T1">c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016cm" svg:height="1.016cm" svg:x="1.062cm" svg:y="4.91cm">
          <text:p text:style-name="P1"><text:span text:style-name="T1"><text:s text:c="9"/></text:span><text:span text:style-name="T1">i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0.254cm" svg:height="0.254cm" svg:x="1.416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" draw:id="id4" draw:layer="layout" svg:width="1.016cm" svg:height="1.016cm" svg:x="3.021cm" svg:y="2.778cm">
          <text:p text:style-name="P3"><text:span text:style-name="T3"><text:s text:c="9"/></text:span><text:span text:style-name="T1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1.016cm" svg:height="1.016cm" svg:x="3.048cm" svg:y="4.91cm">
          <text:p text:style-name="P2"><text:span text:style-name="T4"><text:s text:c="12"/></text:span><text:span text:style-name="T1">i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254cm" svg:height="0.254cm" svg:x="3.402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xml:id="id9" draw:id="id9" draw:layer="layout" svg:width="1.016cm" svg:height="1.016cm" svg:x="4.953cm" svg:y="2.778cm">
          <text:p text:style-name="P2"><text:span text:style-name="T4"><text:s text:c="12"/></text:span><text:span text:style-name="T1">C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016cm" svg:height="1.016cm" svg:x="4.98cm" svg:y="4.91cm">
          <text:p text:style-name="P2"><text:span text:style-name="T1"><text:s text:c="8"/></text:span><text:span text:style-name="T1">i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0.254cm" svg:height="0.254cm" svg:x="5.334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1.016cm" svg:height="1.016cm" svg:x="8.093cm" svg:y="2.778cm">
          <text:p text:style-name="P2"><text:span text:style-name="T3"><text:s text:c="10"/></text:span><text:span text:style-name="T1">C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016cm" svg:height="1.016cm" svg:x="8.12cm" svg:y="4.91cm">
          <text:p text:style-name="P2"><text:span text:style-name="T1"><text:s text:c="9"/></text:span><text:span text:style-name="T1">i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0.254cm" svg:height="0.254cm" svg:x="8.474cm" svg:y="4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0.254cm" svg:height="0.254cm" svg:x="2.397cm" svg:y="3.1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0.254cm" svg:height="0.254cm" svg:x="4.429cm" svg:y="3.1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0.254cm" svg:height="0.254cm" svg:x="6.334cm" svg:y="3.1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0.254cm" svg:height="0.254cm" svg:x="7.477cm" svg:y="3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0.254cm" svg:height="0.254cm" svg:x="4.429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line" svg:x1="1.57cm" svg:y1="4.91cm" svg:x2="1.543cm" svg:y2="4.429cm" draw:start-shape="id1" draw:start-glue-point="4" draw:end-shape="id2" draw:end-glue-point="2" svg:d="M1570 4910l-27-481" svg:viewBox="0 0 28 482">
          <text:p/>
        </draw:connector>
        <draw:connector draw:style-name="gr6" draw:text-style-name="P2" draw:layer="layout" draw:type="line" svg:x1="1.57cm" svg:y1="3.794cm" svg:x2="1.543cm" svg:y2="4.175cm" draw:start-shape="id3" draw:start-glue-point="8" draw:end-shape="id2" draw:end-glue-point="0" svg:d="M1570 3794l-27 381" svg:viewBox="0 0 28 382">
          <text:p/>
        </draw:connector>
        <draw:connector draw:style-name="gr6" draw:text-style-name="P2" draw:layer="layout" draw:type="line" svg:x1="3.529cm" svg:y1="3.794cm" svg:x2="3.529cm" svg:y2="4.175cm" draw:start-shape="id4" draw:start-glue-point="8" draw:end-shape="id5" draw:end-glue-point="0" svg:d="M3529 3794v381" svg:viewBox="0 0 1 382">
          <text:p/>
        </draw:connector>
        <draw:connector draw:style-name="gr6" draw:text-style-name="P2" draw:layer="layout" draw:type="line" svg:x1="3.556cm" svg:y1="4.91cm" svg:x2="3.529cm" svg:y2="4.429cm" draw:start-shape="id6" draw:start-glue-point="4" draw:end-shape="id5" draw:end-glue-point="2" svg:d="M3556 4910l-27-481" svg:viewBox="0 0 28 482">
          <text:p/>
        </draw:connector>
        <draw:connector draw:style-name="gr6" draw:text-style-name="P2" draw:layer="layout" draw:type="line" svg:x1="5.488cm" svg:y1="4.91cm" svg:x2="5.461cm" svg:y2="4.429cm" draw:start-shape="id7" draw:start-glue-point="4" draw:end-shape="id8" draw:end-glue-point="2" svg:d="M5488 4910l-27-481" svg:viewBox="0 0 28 482">
          <text:p/>
        </draw:connector>
        <draw:connector draw:style-name="gr6" draw:text-style-name="P2" draw:layer="layout" draw:type="line" svg:x1="5.461cm" svg:y1="3.794cm" svg:x2="5.461cm" svg:y2="4.175cm" draw:start-shape="id9" draw:start-glue-point="8" draw:end-shape="id8" draw:end-glue-point="0" svg:d="M5461 3794v381" svg:viewBox="0 0 1 382">
          <text:p/>
        </draw:connector>
        <draw:connector draw:style-name="gr6" draw:text-style-name="P2" draw:layer="layout" draw:type="line" svg:x1="8.601cm" svg:y1="3.794cm" svg:x2="8.601cm" svg:y2="4.175cm" draw:start-shape="id10" draw:start-glue-point="8" draw:end-shape="id11" draw:end-glue-point="0" svg:d="M8601 3794v381" svg:viewBox="0 0 1 382">
          <text:p/>
        </draw:connector>
        <draw:connector draw:style-name="gr6" draw:text-style-name="P2" draw:layer="layout" draw:type="line" svg:x1="8.628cm" svg:y1="4.91cm" svg:x2="8.601cm" svg:y2="4.429cm" draw:start-shape="id12" draw:start-glue-point="4" draw:end-shape="id11" draw:end-glue-point="2" svg:d="M8628 4910l-27-481" svg:viewBox="0 0 28 482">
          <text:p/>
        </draw:connector>
        <draw:connector draw:style-name="gr6" draw:text-style-name="P2" draw:layer="layout" draw:type="line" svg:x1="2.078cm" svg:y1="3.286cm" svg:x2="2.397cm" svg:y2="3.286cm" draw:start-shape="id3" draw:start-glue-point="10" draw:end-shape="id13" draw:end-glue-point="3" svg:d="M2078 3286h319" svg:viewBox="0 0 320 1">
          <text:p/>
        </draw:connector>
        <draw:connector draw:style-name="gr6" draw:text-style-name="P2" draw:layer="layout" draw:type="line" svg:x1="2.651cm" svg:y1="3.286cm" svg:x2="3.021cm" svg:y2="3.286cm" draw:start-shape="id13" draw:start-glue-point="1" draw:end-shape="id4" draw:end-glue-point="6" svg:d="M2651 3286h370" svg:viewBox="0 0 371 1">
          <text:p/>
        </draw:connector>
        <draw:connector draw:style-name="gr6" draw:text-style-name="P2" draw:layer="layout" draw:type="line" svg:x1="4.037cm" svg:y1="3.286cm" svg:x2="4.429cm" svg:y2="3.286cm" draw:start-shape="id4" draw:start-glue-point="10" draw:end-shape="id14" draw:end-glue-point="3" svg:d="M4037 3286h392" svg:viewBox="0 0 393 1">
          <text:p/>
        </draw:connector>
        <draw:connector draw:style-name="gr6" draw:text-style-name="P2" draw:layer="layout" draw:type="line" svg:x1="4.683cm" svg:y1="3.286cm" svg:x2="4.953cm" svg:y2="3.286cm" draw:start-shape="id14" draw:start-glue-point="1" draw:end-shape="id9" draw:end-glue-point="6" svg:d="M4683 3286h270" svg:viewBox="0 0 271 1">
          <text:p/>
        </draw:connector>
        <draw:connector draw:style-name="gr6" draw:text-style-name="P2" draw:layer="layout" draw:type="line" svg:x1="5.969cm" svg:y1="3.286cm" svg:x2="6.334cm" svg:y2="3.286cm" draw:start-shape="id9" draw:start-glue-point="10" draw:end-shape="id15" draw:end-glue-point="3" svg:d="M5969 3286h365" svg:viewBox="0 0 366 1">
          <text:p/>
        </draw:connector>
        <draw:connector draw:style-name="gr6" draw:text-style-name="P2" draw:layer="layout" draw:type="line" svg:x1="7.731cm" svg:y1="3.286cm" svg:x2="8.093cm" svg:y2="3.286cm" draw:start-shape="id16" draw:start-glue-point="1" draw:end-shape="id10" draw:end-glue-point="6" svg:d="M7731 3286h362" svg:viewBox="0 0 363 1">
          <text:p/>
        </draw:connector>
        <draw:connector draw:style-name="gr6" draw:text-style-name="P2" draw:layer="layout" draw:type="line" svg:x1="6.588cm" svg:y1="3.286cm" svg:x2="6.851cm" svg:y2="3.288cm" draw:start-shape="id15" draw:start-glue-point="1" svg:d="M6588 3286l263 2" svg:viewBox="0 0 264 3">
          <text:p/>
        </draw:connector>
        <draw:connector draw:style-name="gr6" draw:text-style-name="P2" draw:layer="layout" draw:type="line" svg:x1="7.27cm" svg:y1="3.288cm" svg:x2="7.477cm" svg:y2="3.286cm" draw:end-shape="id16" draw:end-glue-point="3" svg:d="M7270 3288l207-2" svg:viewBox="0 0 208 3">
          <text:p/>
        </draw:connector>
        <draw:connector draw:style-name="gr6" draw:text-style-name="P2" draw:layer="layout" draw:type="curve" svg:x1="3.529cm" svg:y1="2.778cm" svg:x2="4.429cm" svg:y2="1.762cm" draw:start-shape="id4" draw:start-glue-point="4" draw:end-shape="id17" draw:end-glue-point="3" svg:d="M3529 2778c0-678 300-1016 900-1016" svg:viewBox="0 0 901 1017">
          <text:p/>
        </draw:connector>
        <draw:connector draw:style-name="gr6" draw:text-style-name="P2" draw:layer="layout" draw:type="curve" svg:x1="4.683cm" svg:y1="1.762cm" svg:x2="5.461cm" svg:y2="2.778cm" draw:start-shape="id17" draw:start-glue-point="1" draw:end-shape="id9" draw:end-glue-point="4" svg:d="M4683 1762c519 0 778 338 778 1016" svg:viewBox="0 0 779 1017">
          <text:p/>
        </draw:connector>
        <draw:frame draw:style-name="gr7" draw:text-style-name="P6" draw:layer="layout" svg:width="1.7cm" svg:height="0.733cm" svg:x="1.635cm" svg:y="3.95cm">
          <draw:text-box>
            <text:p text:style-name="P5"><text:span text:style-name="T5">Ψ</text:span><text:span text:style-name="T6">o</text:span></text:p>
          </draw:text-box>
        </draw:frame>
        <draw:frame draw:style-name="gr7" draw:text-style-name="P6" draw:layer="layout" svg:width="1.7cm" svg:height="0.733cm" svg:x="3.618cm" svg:y="3.95cm">
          <draw:text-box>
            <text:p text:style-name="P5"><text:span text:style-name="T5">Ψ</text:span><text:span text:style-name="T6">o</text:span></text:p>
          </draw:text-box>
        </draw:frame>
        <draw:frame draw:style-name="gr7" draw:text-style-name="P6" draw:layer="layout" svg:width="1.7cm" svg:height="0.733cm" svg:x="5.523cm" svg:y="3.95cm">
          <draw:text-box>
            <text:p text:style-name="P5"><text:span text:style-name="T5">Ψ</text:span><text:span text:style-name="T6">o</text:span></text:p>
          </draw:text-box>
        </draw:frame>
        <draw:frame draw:style-name="gr7" draw:text-style-name="P6" draw:layer="layout" svg:width="1.7cm" svg:height="0.733cm" svg:x="8.62cm" svg:y="3.95cm">
          <draw:text-box>
            <text:p text:style-name="P5"><text:span text:style-name="T5">Ψ</text:span><text:span text:style-name="T6">o</text:span></text:p>
          </draw:text-box>
        </draw:frame>
        <draw:frame draw:style-name="gr8" draw:text-style-name="P8" draw:layer="layout" svg:width="1.662cm" svg:height="0.753cm" svg:x="2.132cm" svg:y="2.406cm">
          <draw:text-box>
            <text:p text:style-name="P7"><text:span text:style-name="T7">Ψ</text:span><text:span text:style-name="T8">t</text:span></text:p>
          </draw:text-box>
        </draw:frame>
        <draw:frame draw:style-name="gr8" draw:text-style-name="P8" draw:layer="layout" svg:width="1.662cm" svg:height="0.753cm" svg:x="4.037cm" svg:y="2.397cm">
          <draw:text-box>
            <text:p text:style-name="P7"><text:span text:style-name="T7">Ψ</text:span><text:span text:style-name="T8">t</text:span></text:p>
          </draw:text-box>
        </draw:frame>
        <draw:frame draw:style-name="gr8" draw:text-style-name="P8" draw:layer="layout" svg:width="1.662cm" svg:height="0.753cm" svg:x="5.942cm" svg:y="2.397cm">
          <draw:text-box>
            <text:p text:style-name="P7"><text:span text:style-name="T7">Ψ</text:span><text:span text:style-name="T8">t</text:span></text:p>
          </draw:text-box>
        </draw:frame>
        <draw:frame draw:style-name="gr8" draw:text-style-name="P8" draw:layer="layout" svg:width="1.662cm" svg:height="0.753cm" svg:x="7.212cm" svg:y="2.397cm">
          <draw:text-box>
            <text:p text:style-name="P7"><text:span text:style-name="T7">Ψ</text:span><text:span text:style-name="T8">t</text:span></text:p>
          </draw:text-box>
        </draw:frame>
        <draw:frame draw:style-name="gr8" draw:text-style-name="P10" draw:layer="layout" svg:width="1.713cm" svg:height="0.753cm" svg:x="3.921cm" svg:y="0.628cm">
          <draw:text-box>
            <text:p text:style-name="P9"><text:span text:style-name="T9">Ψ</text:span><text:span text:style-name="T10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71cm" fo:margin-bottom="0.422cm" fo:margin-left="0.463cm" fo:margin-right="0.424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7T19:39:49.921776224</meta:creation-date>
    <dc:date>2016-03-27T20:21:37.458615744</dc:date>
    <meta:editing-duration>PT10M42S</meta:editing-duration>
    <meta:editing-cycles>1</meta:editing-cycles>
    <meta:document-statistic meta:object-count="44"/>
    <meta:generator>LibreOffice/4.2.8.2$Linux_X86_64 LibreOffice_project/420m0$Build-2</meta:generator>
  </office:meta>
</office:document-meta>
</file>